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15cm" fo:min-width="4.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55cm" fo:min-width="4.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5cm" fo:min-width="5.3cm"/>
    </style:style>
    <style:style style:name="gr6" style:family="graphic" style:parent-style-name="objectwithoutfill">
      <style:graphic-properties draw:stroke="dash" draw:stroke-dash="Ultrafine_20_Dashed" svg:stroke-color="#0000ff"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cm" fo:min-width="6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5.4cm" svg:height="2.4cm" svg:x="18cm" svg:y="2.2cm">
          <text:p text:style-name="P1">登陆</text:p>
          <text:p text:style-name="P1">LoginActivity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5.4cm" svg:height="2.8cm" svg:x="8.8cm" svg:y="9.2cm">
          <text:p text:style-name="P1">教师端课程信息</text:p>
          <text:p text:style-name="P1">及课堂列表</text:p>
          <text:p text:style-name="P1">TeacherActivity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5.4cm" svg:height="2.8cm" svg:x="30cm" svg:y="9.2cm">
          <text:p text:style-name="P1">学生端签到记录</text:p>
          <text:p text:style-name="P1">及签到入口</text:p>
          <text:p text:style-name="P1">CheckinActiv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4cm" svg:height="2.4cm" svg:x="18cm" svg:y="5.5cm">
          <text:p text:style-name="P1">课程列表</text:p>
          <text:p text:style-name="P1">MainActiv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4cm" svg:height="2.4cm" svg:x="3.7cm" svg:y="13.4cm">
          <text:p text:style-name="P1">课程学生列表</text:p>
          <text:p text:style-name="P1">StudentListActivity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7.5cm" svg:height="2.4cm" svg:x="18.6cm" svg:y="13.4cm">
          <text:p text:style-name="P1">课堂未签到记录</text:p>
          <text:p text:style-name="P1">TeacherCheckinActivity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7.5cm" svg:height="2.4cm" svg:x="10cm" svg:y="13.4cm">
          <text:p text:style-name="P1">课程签到情况折线图</text:p>
          <text:p text:style-name="P1">Graph2Activity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4cm" svg:height="2.4cm" svg:x="30cm" svg:y="13.2cm">
          <text:p text:style-name="P1">声纹录入及签到</text:p>
          <text:p text:style-name="P1">Audio_Recor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.7cm" svg:y1="4.6cm" svg:x2="20.7cm" svg:y2="5.5cm" draw:start-shape="id1" draw:start-glue-point="2" draw:end-shape="id2" draw:end-glue-point="0" svg:d="M20700 4600v900" svg:viewBox="0 0 1 901">
          <text:p/>
        </draw:connector>
        <draw:connector draw:style-name="gr4" draw:text-style-name="P3" draw:layer="layout" svg:x1="20.7cm" svg:y1="7.9cm" svg:x2="32.7cm" svg:y2="9.2cm" draw:start-shape="id2" draw:start-glue-point="2" draw:end-shape="id3" draw:end-glue-point="0" svg:d="M20700 7900v650h12000v650" svg:viewBox="0 0 12001 1301">
          <text:p/>
        </draw:connector>
        <draw:connector draw:style-name="gr4" draw:text-style-name="P3" draw:layer="layout" svg:x1="32.7cm" svg:y1="12cm" svg:x2="32.7cm" svg:y2="13.2cm" draw:start-shape="id3" draw:start-glue-point="2" draw:end-shape="id4" draw:end-glue-point="0" svg:d="M32700 12000v1200" svg:viewBox="0 0 1 1201">
          <text:p/>
        </draw:connector>
        <draw:custom-shape draw:style-name="gr3" draw:text-style-name="P2" xml:id="id9" draw:id="id9" draw:layer="layout" svg:width="7.5cm" svg:height="2.4cm" svg:x="14.2cm" svg:y="17.5cm">
          <text:p text:style-name="P1">课堂签到饼图</text:p>
          <text:p text:style-name="P1">GraphActivity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7.5cm" svg:height="2.4cm" svg:x="23.1cm" svg:y="17.5cm">
          <text:p text:style-name="P1">对话框</text:p>
          <text:p text:style-name="P1">DialogActivity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20.7cm" svg:y1="7.9cm" svg:x2="11.5cm" svg:y2="9.2cm" draw:start-shape="id2" draw:start-glue-point="2" draw:end-shape="id5" draw:end-glue-point="0" svg:d="M20700 7900v650h-9200v650" svg:viewBox="0 0 9201 1301">
          <text:p/>
        </draw:connector>
        <draw:connector draw:style-name="gr4" draw:text-style-name="P3" draw:layer="layout" svg:x1="11.5cm" svg:y1="12cm" svg:x2="6.4cm" svg:y2="13.4cm" draw:start-shape="id5" draw:start-glue-point="2" draw:end-shape="id6" draw:end-glue-point="0" svg:d="M11500 12000v700h-5100v700" svg:viewBox="0 0 5101 1401">
          <text:p/>
        </draw:connector>
        <draw:connector draw:style-name="gr4" draw:text-style-name="P3" draw:layer="layout" svg:x1="11.5cm" svg:y1="12cm" svg:x2="13.75cm" svg:y2="13.4cm" draw:start-shape="id5" draw:start-glue-point="2" draw:end-shape="id7" svg:d="M11500 12000v700h2250v700" svg:viewBox="0 0 2251 1401">
          <text:p/>
        </draw:connector>
        <draw:connector draw:style-name="gr4" draw:text-style-name="P3" draw:layer="layout" svg:x1="11.5cm" svg:y1="12cm" svg:x2="22.35cm" svg:y2="13.4cm" draw:start-shape="id5" draw:start-glue-point="2" draw:end-shape="id8" svg:d="M11500 12000v700h10850v700" svg:viewBox="0 0 10851 1401">
          <text:p/>
        </draw:connector>
        <draw:connector draw:style-name="gr4" draw:text-style-name="P3" draw:layer="layout" svg:x1="22.35cm" svg:y1="15.8cm" svg:x2="17.95cm" svg:y2="17.5cm" draw:start-shape="id8" draw:start-glue-point="2" draw:end-shape="id9" draw:end-glue-point="0" svg:d="M22350 15800v850h-4400v850" svg:viewBox="0 0 4401 1701">
          <text:p/>
        </draw:connector>
        <draw:connector draw:style-name="gr4" draw:text-style-name="P3" draw:layer="layout" svg:x1="22.35cm" svg:y1="15.8cm" svg:x2="26.85cm" svg:y2="17.5cm" draw:start-shape="id8" draw:start-glue-point="2" draw:end-shape="id10" draw:end-glue-point="0" svg:d="M22350 15800v850h4500v850" svg:viewBox="0 0 4501 1701">
          <text:p/>
        </draw:connector>
        <draw:custom-shape draw:style-name="gr5" draw:text-style-name="P2" xml:id="id11" draw:id="id11" draw:layer="layout" svg:width="5.8cm" svg:height="1.9cm" svg:x="29cm" svg:y="5.8cm">
          <text:p text:style-name="P1">适配RecyclerView</text:p>
          <text:p text:style-name="P1">CourseAdapt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9cm" svg:y1="6.75cm" svg:x2="23.4cm" svg:y2="6.7cm" draw:start-shape="id11" draw:start-glue-point="3" draw:end-shape="id2" draw:end-glue-point="1" svg:d="M29000 6750h-2800v-50h-2800" svg:viewBox="0 0 5601 51">
          <text:p/>
        </draw:connector>
        <draw:custom-shape draw:style-name="gr5" draw:text-style-name="P2" xml:id="id12" draw:id="id12" draw:layer="layout" svg:width="5.8cm" svg:height="1.9cm" svg:x="33.7cm" svg:y="17.1cm">
          <text:p text:style-name="P1">适配RecyclerView</text:p>
          <text:p text:style-name="P1">RecordAdapt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6.6cm" svg:y1="17.1cm" svg:x2="35.4cm" svg:y2="10.6cm" draw:start-shape="id12" draw:start-glue-point="0" draw:end-shape="id3" draw:end-glue-point="1" svg:d="M36600 17100v-6500h-1200" svg:viewBox="0 0 1201 6501">
          <text:p/>
        </draw:connector>
        <draw:custom-shape draw:style-name="gr5" draw:text-style-name="P2" xml:id="id13" draw:id="id13" draw:layer="layout" svg:width="5.8cm" svg:height="1.9cm" svg:x="3.5cm" svg:y="18.1cm">
          <text:p text:style-name="P1">适配RecyclerView</text:p>
          <text:p text:style-name="P1">NameListAdapt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4cm" svg:y1="18.1cm" svg:x2="6.4cm" svg:y2="15.8cm" draw:start-shape="id13" draw:start-glue-point="0" draw:end-shape="id6" draw:end-glue-point="2" svg:d="M6400 18100v-2300" svg:viewBox="0 0 1 2301">
          <text:p/>
        </draw:connector>
        <draw:custom-shape draw:style-name="gr7" draw:text-style-name="P2" xml:id="id14" draw:id="id14" draw:layer="layout" svg:width="6.9cm" svg:height="1.9cm" svg:x="21.6cm" svg:y="9.6cm">
          <text:p text:style-name="P1">适配RecyclerView</text:p>
          <text:p text:style-name="P1">TeacherCourseAdapter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5.05cm" svg:y1="11.5cm" svg:x2="26.1cm" svg:y2="14.6cm" draw:start-shape="id14" draw:start-glue-point="2" draw:end-shape="id8" draw:end-glue-point="1" svg:d="M25050 11500v950h1551v2150h-501" svg:viewBox="0 0 1552 3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7T14:42:29.213000000</meta:creation-date>
    <dc:date>2020-01-07T15:42:10.322000000</dc:date>
    <meta:editing-duration>PT8M37S</meta:editing-duration>
    <meta:editing-cycles>2</meta:editing-cycles>
    <meta:generator>LibreOffice/5.3.4.2$Windows_X86_64 LibreOffice_project/f82d347ccc0be322489bf7da61d7e4ad13fe2ff3</meta:generator>
    <meta:document-statistic meta:object-count="27"/>
  </office:meta>
</office:document-meta>
</file>